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text-align="center" style:justify-single-word="false"/>
      <style:text-properties fo:font-size="18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Quer ficar rico?</text:h>
      <text:p text:style-name="Text_20_body"><text:span text:style-name="Strong_20_Emphasis">Se quer, então precisa:</text:span><text:line-break/><text:line-break/>- Deixar de fazer algumas coisas<text:line-break/>- Começar a fazer outras coisas<text:line-break/><text:line-break/>Certa vez eu desejei ter poder de forma que pudesse transformar um dos meus filhos em alguém rico. Verdade que não é o que desejo para a vida dele. Mas como ele quer tanto então gostaria de que ele fosse para ver se realmente é o que deseja para sua vida. De qualquer forma eu respeito e até apoio.<text:line-break/><text:line-break/>Como meu desejo foi autêntico, foi de coração, então comecei a colecionar mentalmente características que ele deve ter e perceber algumas que ele deve evitar e as estou citando abaixo, no intuito de que ele aproveite e se torne rico.<text:line-break/><text:line-break/><text:span text:style-name="Strong_20_Emphasis">O que você está fazendo que atrapalha seus propósitos de ser rico?</text:span></text:p>
      <text:p text:style-name="Text_20_body">- Procrastinação - Você sabe que é importante mas deixa para fazer mais tarde, amanhã. Você precisa escolher suas prioridades na vida. Pare um pouco e pense bem no que de fato quer fazer na vida, quais as atividades mais importantes para você. Depois de escolher, escolhe qual a mais importante e foque nela. Mas foque mesmo. Esqueça as demais e se concentre na atividade principal. Não deixe para mais tarde, para amanhã. Seja sério, respeite a si mesmo. É ridículo ficar dizendo para as pessoas que você vai fazer algo e não fazer, ficar adiando. Assuma o que deseja pra valer, ok?</text:p>
      <text:p text:style-name="Text_20_body">- Desperdiça recursos e não se interesse em economizar, ou no máximo em não desperdiçar. Reflita para ver se isso te atrapalha no objetivo de adquirir riqueza.<text:line-break/><text:line-break/>- Distrações. O tempo é um dos recursos mais valiosos que você tem para melhorar suas finanças. Atualmente você o desperdiça em demasia: celular (facebook, whatsapp, instagran, etc), computador, filmes, etc. Concentre-se em usar seu tempo para seu principal objetivo. Isso precisa se tornar uma atitude, ou seja, algo que já foi incorporado ao seu comportamento. Você precisa querer muito, ficar consciente disso o tempo inteiro. Não precisa abandonar todas estas coisas, apenas ficar no controle delas e não sendo controlado por elas.<text:line-break/><text:line-break/>- Dispersão. A concentração e o foco no seu objetivo principal é primordial. Se você dedica seu tempo para realizar diversas atividades, sobra pouco tempo para o objetivo principal e isso te deixa mais distante de conseguir o que deseja que é ser rico. Reflita sobre isto e foque principalmente nas atividades que você percebe que te ajudarão. Deixe as demais para depois, caso ainda tenha interesse. Não se engane pensando que fará bem feitas todas as atividades. Concentre-se para realizar com esmero o que faz.<text:line-break/><text:line-break/><text:span text:style-name="Strong_20_Emphasis">O que você pode fazer para se tornar rico mais rapidamente?</text:span><text:line-break/><text:line-break/>- Melhorar sua memória. A memória é um grande auxiliar para atingir seus objetivos. Não menospreze sua memória. Costumo dizer que quem tem boa memória não perde tempo procurando <text:soft-page-break/>seus objetos, nem muito menos fica voltando para pegar algo que esqueceu. Concentre-se e empenhe-se em melhorar sua memória para atingir mais rapidamente seu objetivo, pois assim estar desperdiçando tempo e dinheiro.<text:line-break/><text:line-break/>- Já observou a importância da palavra? De saber falar com precisão exatamente aquilo que deseja falar? E como é bonito escutar alguém que domina esta ferramenta? Se concorda então o que pode fazer para melhorar seu domínio da palavra, tanto escrita quanto falada? Ler bons livros, assistir bons vídeos, praticar a escrita. A palavra é uma das ferramentas mais importantes para muitos tipos de objetivos.<text:line-break/><text:line-break/>- A inteligência, o raciocínio lógico, a presença de espírito. Estes nem precisam de comentários. Então apenas se empenhe em melhorá-los em você, pois são excelentes.<text:line-break/><text:line-break/>- Organização. Precisa juntar todas as ferramentas que te ajudem a subir e abandonar todas as demais que te jogam para baixo. Primeiro precisa perceber e tomar consciência de cada uma delas. Não ajuda muito você escutar alguém te dizendo sobre elas nem você lendo este texto e concordando. Não ajuda mesmo se você amanhã já esqueceu tudo isso. Você precisa ser alguém que eu chamo de sério. O que é alguém sério? É alguém que ao perceber algo errado em si imediatamente começa a trabalhar para abandonar. "Para me atrapalhar eu não quero nem um santo". Por outro lado fica ligado em perceber atitudes que possam te ajudar e estas sim, você as abraça e fica com elas para que venham a incorporar sua personalidade.<text:line-break/><text:line-break/>- Não pode esquecer dos seus valores morais. Lembra da Lei da Atração? Ela age sobre aqueles que se empenham em seguir seus princípios. Se você é um cara justo, sincero e generoso então o universo conspirará para que tenha sucesso. Fuja da tentação de levar vantagem sobre alguém de forma injusta. Fuja da tentação de ser desonesto. Se comportando assim estará trabalhando a seu favor, não se engane. Afinal de contas você é alguém normal, inteligente e talentoso e não precisa mesmo de levar vantagem. Lembre que você já leva vantagem natural sobre muita gente.<text:line-break/><text:line-break/>No seu dia a dia, a todo momento você precisa estar atento para si mesmo, para seu comportamento, para aqueles que tentam te jogar para baixo e para os que tentam te ajudar. Seja sério, "vigiai e orai", seja foda meu filho.</text:p>
      <text:p text:style-name="Text_20_body">São meus votos de que seja rico e principalmente, continue sendo feliz!</text:p>
      <text:p text:style-name="Text_20_body"> </text:p>
      <text:p text:style-name="Text_20_body"><text:span text:style-name="Strong_20_Emphasis">P.S.</text:span>: me parece que os pontos apontados acima colaboram para ter sucesso em muitos outros objetivos e não somente para ficar ric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09:30:42.958413739</meta:creation-date>
    <meta:print-date>2019-08-19T09:31:07.165410770</meta:print-date>
    <dc:date>2019-08-19T09:31:32.962222363</dc:date>
    <meta:editing-duration>PT53S</meta:editing-duration>
    <meta:editing-cycles>1</meta:editing-cycles>
    <meta:document-statistic meta:table-count="0" meta:image-count="0" meta:object-count="0" meta:page-count="2" meta:paragraph-count="7" meta:word-count="891" meta:character-count="5239" meta:non-whitespace-character-count="4340"/>
    <meta:generator>LibreOffice/6.0.7.3$Linux_X86_64 LibreOffice_project/00m0$Build-3</meta:generator>
  </office:meta>
</office:document-meta>
</file>